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cm" svg:height="0.25cm" svg:x="6.2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25cm" svg:y="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25cm" svg:y="7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2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25cm" svg:y="8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2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25cm" svg:y="9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25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25cm" svg:y="9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25cm" svg:y="10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2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6.25cm" svg:y="11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8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85cm" svg:y="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85cm" svg:y="7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8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85cm" svg:y="8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8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85cm" svg:y="9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85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85cm" svg:y="9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85cm" svg:y="10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8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cm" svg:height="0.25cm" svg:x="7.85cm" svg:y="11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6.7cm" svg:y="11.6cm">
          <text:p text:style-name="P1"><text:span text:style-name="T1">CPU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22cm" svg:height="0.645cm" svg:x="8cm" svg:y="6.951cm">
          <draw:text-box>
            <text:p><text:span text:style-name="T2">P1.1</text:span></text:p>
          </draw:text-box>
        </draw:frame>
        <draw:frame draw:style-name="gr3" draw:text-style-name="P3" draw:layer="layout" svg:width="1.222cm" svg:height="0.645cm" svg:x="8cm" svg:y="7.351cm">
          <draw:text-box>
            <text:p><text:span text:style-name="T2">P1.2</text:span></text:p>
          </draw:text-box>
        </draw:frame>
        <draw:frame draw:style-name="gr3" draw:text-style-name="P3" draw:layer="layout" svg:width="1.133cm" svg:height="0.645cm" svg:x="8cm" svg:y="6.551cm">
          <draw:text-box>
            <text:p><text:span text:style-name="T2">+3V</text:span></text:p>
          </draw:text-box>
        </draw:frame>
        <draw:frame draw:style-name="gr3" draw:text-style-name="P3" draw:layer="layout" svg:width="1.222cm" svg:height="0.645cm" svg:x="8cm" svg:y="7.75cm">
          <draw:text-box>
            <text:p><text:span text:style-name="T2">P1.3</text:span></text:p>
          </draw:text-box>
        </draw:frame>
        <draw:frame draw:style-name="gr3" draw:text-style-name="P3" draw:layer="layout" svg:width="1.222cm" svg:height="0.645cm" svg:x="8cm" svg:y="8.151cm">
          <draw:text-box>
            <text:p><text:span text:style-name="T2">P1.4</text:span></text:p>
          </draw:text-box>
        </draw:frame>
        <draw:frame draw:style-name="gr3" draw:text-style-name="P3" draw:layer="layout" svg:width="1.222cm" svg:height="0.645cm" svg:x="8cm" svg:y="8.551cm">
          <draw:text-box>
            <text:p><text:span text:style-name="T2">P1.5</text:span></text:p>
          </draw:text-box>
        </draw:frame>
        <draw:frame draw:style-name="gr3" draw:text-style-name="P3" draw:layer="layout" svg:width="1.222cm" svg:height="0.645cm" svg:x="8cm" svg:y="8.95cm">
          <draw:text-box>
            <text:p><text:span text:style-name="T2">P1.6</text:span></text:p>
          </draw:text-box>
        </draw:frame>
        <draw:frame draw:style-name="gr3" draw:text-style-name="P3" draw:layer="layout" svg:width="1.222cm" svg:height="0.645cm" svg:x="8cm" svg:y="9.351cm">
          <draw:text-box>
            <text:p><text:span text:style-name="T2">P1.7</text:span></text:p>
          </draw:text-box>
        </draw:frame>
        <draw:frame draw:style-name="gr3" draw:text-style-name="P3" draw:layer="layout" svg:width="1.285cm" svg:height="0.645cm" svg:x="8cm" svg:y="9.751cm">
          <draw:text-box>
            <text:p><text:span text:style-name="T2">GND</text:span></text:p>
          </draw:text-box>
        </draw:frame>
        <draw:frame draw:style-name="gr3" draw:text-style-name="P3" draw:layer="layout" svg:width="1.222cm" svg:height="0.645cm" svg:x="8cm" svg:y="10.15cm">
          <draw:text-box>
            <text:p><text:span text:style-name="T2">P2.0</text:span></text:p>
          </draw:text-box>
        </draw:frame>
        <draw:frame draw:style-name="gr3" draw:text-style-name="P3" draw:layer="layout" svg:width="1.222cm" svg:height="0.645cm" svg:x="8cm" svg:y="10.551cm">
          <draw:text-box>
            <text:p><text:span text:style-name="T2">P2.1</text:span></text:p>
          </draw:text-box>
        </draw:frame>
        <draw:frame draw:style-name="gr3" draw:text-style-name="P3" draw:layer="layout" svg:width="1.222cm" svg:height="0.645cm" svg:x="8cm" svg:y="10.951cm">
          <draw:text-box>
            <text:p><text:span text:style-name="T2">P2.2</text:span></text:p>
          </draw:text-box>
        </draw:frame>
        <draw:frame draw:style-name="gr3" draw:text-style-name="P3" draw:layer="layout" svg:width="1.133cm" svg:height="0.645cm" svg:x="5.1cm" svg:y="6.55cm">
          <draw:text-box>
            <text:p><text:span text:style-name="T2">+3V</text:span></text:p>
          </draw:text-box>
        </draw:frame>
        <draw:frame draw:style-name="gr3" draw:text-style-name="P3" draw:layer="layout" svg:width="1.222cm" svg:height="0.645cm" svg:x="5.1cm" svg:y="6.951cm">
          <draw:text-box>
            <text:p><text:span text:style-name="T2">P1.0</text:span></text:p>
          </draw:text-box>
        </draw:frame>
        <draw:frame draw:style-name="gr3" draw:text-style-name="P3" draw:layer="layout" svg:width="1.222cm" svg:height="0.645cm" svg:x="5.1cm" svg:y="7.351cm">
          <draw:text-box>
            <text:p><text:span text:style-name="T2">P0.7</text:span></text:p>
          </draw:text-box>
        </draw:frame>
        <draw:frame draw:style-name="gr3" draw:text-style-name="P3" draw:layer="layout" svg:width="1.222cm" svg:height="0.645cm" svg:x="5.1cm" svg:y="7.75cm">
          <draw:text-box>
            <text:p><text:span text:style-name="T2">P0.6</text:span></text:p>
          </draw:text-box>
        </draw:frame>
        <draw:frame draw:style-name="gr3" draw:text-style-name="P3" draw:layer="layout" svg:width="1.222cm" svg:height="0.645cm" svg:x="5.1cm" svg:y="8.151cm">
          <draw:text-box>
            <text:p><text:span text:style-name="T2">P0.5</text:span></text:p>
          </draw:text-box>
        </draw:frame>
        <draw:frame draw:style-name="gr3" draw:text-style-name="P3" draw:layer="layout" svg:width="1.222cm" svg:height="0.645cm" svg:x="5.1cm" svg:y="8.551cm">
          <draw:text-box>
            <text:p><text:span text:style-name="T2">P0.4</text:span></text:p>
          </draw:text-box>
        </draw:frame>
        <draw:frame draw:style-name="gr3" draw:text-style-name="P3" draw:layer="layout" svg:width="1.222cm" svg:height="0.645cm" svg:x="5.1cm" svg:y="8.95cm">
          <draw:text-box>
            <text:p><text:span text:style-name="T2">P0.3</text:span></text:p>
          </draw:text-box>
        </draw:frame>
        <draw:frame draw:style-name="gr3" draw:text-style-name="P3" draw:layer="layout" svg:width="1.222cm" svg:height="0.645cm" svg:x="5.1cm" svg:y="9.351cm">
          <draw:text-box>
            <text:p><text:span text:style-name="T2">P0.2</text:span></text:p>
          </draw:text-box>
        </draw:frame>
        <draw:frame draw:style-name="gr3" draw:text-style-name="P3" draw:layer="layout" svg:width="1.222cm" svg:height="0.645cm" svg:x="5.1cm" svg:y="9.751cm">
          <draw:text-box>
            <text:p><text:span text:style-name="T2">P0.1</text:span></text:p>
          </draw:text-box>
        </draw:frame>
        <draw:frame draw:style-name="gr3" draw:text-style-name="P3" draw:layer="layout" svg:width="1.222cm" svg:height="0.645cm" svg:x="5.1cm" svg:y="10.15cm">
          <draw:text-box>
            <text:p><text:span text:style-name="T2">P0.0</text:span></text:p>
          </draw:text-box>
        </draw:frame>
        <draw:frame draw:style-name="gr3" draw:text-style-name="P3" draw:layer="layout" svg:width="1.463cm" svg:height="0.645cm" svg:x="4.9cm" svg:y="10.551cm">
          <draw:text-box>
            <text:p><text:span text:style-name="T2">RSTN</text:span></text:p>
          </draw:text-box>
        </draw:frame>
        <draw:frame draw:style-name="gr3" draw:text-style-name="P3" draw:layer="layout" svg:width="1.285cm" svg:height="0.645cm" svg:x="5.1cm" svg:y="10.952cm">
          <draw:text-box>
            <text:p><text:span text:style-name="T2">G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2T19:05:57</meta:creation-date>
    <dc:date>2013-10-02T22:06:36</dc:date>
    <meta:editing-duration>PT2H44M38S</meta:editing-duration>
    <meta:editing-cycles>3</meta:editing-cycles>
    <meta:generator>LibreOffice/4.0.2.2$Linux_X86_64 LibreOffice_project/400m0$Build-2</meta:generator>
    <meta:document-statistic meta:object-count="49"/>
  </office:meta>
</office:document-meta>
</file>